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021c" officeooo:paragraph-rsid="0007021c"/>
    </style:style>
    <style:style style:name="P2" style:family="paragraph" style:parent-style-name="Text_20_body">
      <style:text-properties officeooo:rsid="0007021c" officeooo:paragraph-rsid="00084432"/>
    </style:style>
    <style:style style:name="P3" style:family="paragraph" style:parent-style-name="Text_20_body">
      <style:text-properties officeooo:rsid="00084432" officeooo:paragraph-rsid="00084432"/>
    </style:style>
    <style:style style:name="P4" style:family="paragraph" style:parent-style-name="Text_20_body">
      <style:text-properties officeooo:rsid="00084432" officeooo:paragraph-rsid="0008796b"/>
    </style:style>
    <style:style style:name="P5" style:family="paragraph" style:parent-style-name="Text_20_body">
      <style:text-properties officeooo:rsid="000abc54" officeooo:paragraph-rsid="000abc54"/>
    </style:style>
    <style:style style:name="P6" style:family="paragraph" style:parent-style-name="Text_20_body">
      <style:text-properties officeooo:rsid="000ad07d" officeooo:paragraph-rsid="000ad07d"/>
    </style:style>
    <style:style style:name="P7" style:family="paragraph" style:parent-style-name="Text_20_body">
      <style:text-properties officeooo:rsid="000b634b" officeooo:paragraph-rsid="000b634b"/>
    </style:style>
    <style:style style:name="P8" style:family="paragraph" style:parent-style-name="Text_20_body">
      <style:text-properties officeooo:rsid="00114e5d" officeooo:paragraph-rsid="00114e5d"/>
    </style:style>
    <style:style style:name="P9" style:family="paragraph" style:parent-style-name="Text_20_body">
      <style:text-properties officeooo:rsid="00215002" officeooo:paragraph-rsid="00215002"/>
    </style:style>
    <style:style style:name="P10" style:family="paragraph" style:parent-style-name="Text_20_body">
      <style:text-properties officeooo:paragraph-rsid="0022a5a1"/>
    </style:style>
    <style:style style:name="P11" style:family="paragraph" style:parent-style-name="Text_20_body">
      <style:text-properties officeooo:rsid="0022a5a1" officeooo:paragraph-rsid="0022a5a1"/>
    </style:style>
    <style:style style:name="P12" style:family="paragraph" style:parent-style-name="Text_20_body">
      <style:text-properties officeooo:rsid="0023be2d" officeooo:paragraph-rsid="0023be2d"/>
    </style:style>
    <style:style style:name="P13" style:family="paragraph" style:parent-style-name="Heading_20_1">
      <style:text-properties fo:font-size="30.2000007629395pt" officeooo:rsid="000cf4da" officeooo:paragraph-rsid="000cf4da" style:font-size-asian="18.2000007629395pt" style:font-size-complex="18.2000007629395pt"/>
    </style:style>
    <style:style style:name="P14" style:family="paragraph" style:parent-style-name="Heading_20_1">
      <style:text-properties officeooo:rsid="00215002" officeooo:paragraph-rsid="00215002"/>
    </style:style>
    <style:style style:name="P15" style:family="paragraph" style:parent-style-name="Text_20_body">
      <style:text-properties officeooo:rsid="002263b3" officeooo:paragraph-rsid="002263b3"/>
    </style:style>
    <style:style style:name="P16" style:family="paragraph" style:parent-style-name="Text_20_body" style:list-style-name="L1">
      <style:text-properties officeooo:rsid="0007021c" officeooo:paragraph-rsid="0007021c"/>
    </style:style>
    <style:style style:name="P17" style:family="paragraph" style:parent-style-name="Text_20_body" style:list-style-name="L2">
      <style:text-properties officeooo:rsid="00084432" officeooo:paragraph-rsid="00084432"/>
    </style:style>
    <style:style style:name="P18" style:family="paragraph" style:parent-style-name="Text_20_body">
      <style:text-properties officeooo:rsid="0023be2d" officeooo:paragraph-rsid="0023be2d"/>
    </style:style>
    <style:style style:name="P19" style:family="paragraph" style:parent-style-name="Text_20_body">
      <style:text-properties officeooo:rsid="0023be2d" officeooo:paragraph-rsid="00258a51"/>
    </style:style>
    <style:style style:name="T1" style:family="text">
      <style:text-properties officeooo:rsid="00084432"/>
    </style:style>
    <style:style style:name="T2" style:family="text">
      <style:text-properties officeooo:rsid="0008796b"/>
    </style:style>
    <style:style style:name="T3" style:family="text">
      <style:text-properties officeooo:rsid="0009fb10"/>
    </style:style>
    <style:style style:name="T4" style:family="text">
      <style:text-properties officeooo:rsid="000abc54"/>
    </style:style>
    <style:style style:name="T5" style:family="text">
      <style:text-properties officeooo:rsid="002263b3"/>
    </style:style>
    <style:style style:name="T6" style:family="text">
      <style:text-properties officeooo:rsid="0022a5a1"/>
    </style:style>
    <style:style style:name="T7" style:family="text">
      <style:text-properties officeooo:rsid="00258a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l dilema de un origen</text:h>
      <text:h text:style-name="P14" text:outline-level="1">Introducción:</text:h>
      <text:p text:style-name="P19">Herencias, legados y ra<text:span text:style-name="T7">í</text:span>ces fue el tema que nos asignaron para realizar en las Olimpiadas Comunicacionales, nosotros nos inclinamos m<text:span text:style-name="T7">á</text:span>s al tema de herencias de genes que no solo abarca las caracter<text:span text:style-name="T7">í</text:span>sticas f<text:span text:style-name="T7">í</text:span>sicas de una persona sino que tambi<text:span text:style-name="T7">é</text:span>n las formas de reaccionar frente a ciertas situaciones </text:p>
      <text:p text:style-name="P9">La palabra "herencia" <text:span text:style-name="T5">hace referencia a caracteristicas fisicas, objetos y demas cosas que son recibidas por alguna otra persona</text:span></text:p>
      <text:p text:style-name="P15">Para la búsqueda de información se recurrió a investigaciones basadas en sitios we<text:span text:style-name="T7">b, </text:span><text:s/>la ayuda de alumnos y profesores de las asignaturas de LENGUA. </text:p>
      <text:p text:style-name="P10"><text:span text:style-name="T5">Para acceder a la página del juego debemos ingresar a </text:span><text:a xlink:type="simple" xlink:href="http://martinber.github.io/eldilemadeunorigen/" text:style-name="Internet_20_link" text:visited-style-name="Visited_20_Internet_20_Link"><text:span text:style-name="T5">http://martinber.github.io/eldilemadeunorigen/</text:span></text:a></text:p>
      <text:p text:style-name="P11">También tenemos una página de facebook y un blog en donde podrás ver cómo fuimos progresando en la creación, se pueden acceder desde la página mencionada anteriormente</text:p>
      <text:p text:style-name="P10"><text:span text:style-name="T6">Por último el código fuente y los archivos del juego (músicas, dibujos, etc.) están en github: </text:span><text:a xlink:type="simple" xlink:href="https://github.com/martinber/eldilemadeunorigen" text:style-name="Internet_20_link" text:visited-style-name="Visited_20_Internet_20_Link"><text:span text:style-name="T6">https://github.com/martinber/eldilemadeunorigen</text:span></text:a></text:p>
      <text:p text:style-name="P12"/>
      <text:p text:style-name="P12"/>
      <text:h text:style-name="Heading_20_1" text:outline-level="1">Herramientas a utilizar</text:h>
      <text:p text:style-name="P1">El lenguaje que utilizamos para hacer la aventura gráfica es Javascript, lo elegimos porque es un lenguaje que permite hacer aplicaciones web, y así poder usar el juego sin la necesidad de descargarlo. Otras ventajas que tiene el lenguaje:</text:p>
      <text:list xml:id="list2679900670077681530" text:style-name="L1">
        <text:list-item>
          <text:p text:style-name="P16">No es muy complejo</text:p>
        </text:list-item>
        <text:list-item>
          <text:p text:style-name="P16">Es ampliamente utilizado para este tipo de aplicaciones</text:p>
        </text:list-item>
        <text:list-item>
          <text:p text:style-name="P16">Es código libre</text:p>
        </text:list-item>
        <text:list-item>
          <text:p text:style-name="P16">Hay mucha información sobre cómo usarlo</text:p>
        </text:list-item>
        <text:list-item>
          <text:p text:style-name="P16">Tiene muchas librerías, implementaciones, etc. <text:span text:style-name="T7">p</text:span>ara elegir</text:p>
        </text:list-item>
        <text:list-item>
          <text:p text:style-name="P16">No hace falta descargar nada para ejecutar las aplicaciones porque está incluido en todos los navegadores</text:p>
        </text:list-item>
      </text:list>
      <text:p text:style-name="P1">Otro lenguaje que podríamos haber utilizado es Java, porque ya lo había<text:span text:style-name="T7">mos</text:span> estado usando, <text:span text:style-name="T3">se nos hace mucho más fácil Java que Javascript</text:span>. Pero se necesita descargar Java para correr las aplicaciones, y las aplicaciones web son más complicadas de iniciar (antes de iniciarse muestran advertencias de seguridad, se necesita permitirlas, etc.). Otra herramienta que <text:span text:style-name="T7">también podríamos </text:span><text:s/>u<text:span text:style-name="T7">tilizar </text:span>porque es muy fácil de aprender es Game Maker pero es de pago si se quieren utilizar todas sus funciones.</text:p>
      <text:p text:style-name="P2"><text:span text:style-name="T1">B</text:span>uscamos algún tipo de framework o <text:span text:style-name="T1">base para Javascript que contiene todas las herramientas específicas para la creación de juegos y así simplificamos muchísimo la creación de la aventura gráfica.</text:span></text:p>
      <text:p text:style-name="P3"><text:soft-page-break/>Hay inmensa cantidad de éstos, algunos que comparamos son:</text:p>
      <text:list xml:id="list5131691446438087943" text:style-name="L2">
        <text:list-item>
          <text:p text:style-name="P17">CreateJS</text:p>
        </text:list-item>
        <text:list-item>
          <text:p text:style-name="P17">Canvas Engine</text:p>
        </text:list-item>
        <text:list-item>
          <text:p text:style-name="P17">Phaser</text:p>
        </text:list-item>
        <text:list-item>
          <text:p text:style-name="P17">Project Avian</text:p>
        </text:list-item>
        <text:list-item>
          <text:p text:style-name="P17">pixi.js</text:p>
        </text:list-item>
      </text:list>
      <text:p text:style-name="P3">Al final nos decidimos por Phaser porque es muy popular y tiene gran cantidad de guías y tutoriales. Además es gratis y código libre.</text:p>
      <text:p text:style-name="P3">Los tutoriales que utilizamos son:</text:p>
      <text:p text:style-name="P3"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3"><text:a xlink:type="simple" xlink:href="http://gamedolph.in/tutorials/setting-up-a-phaser-project/" text:style-name="Internet_20_link" text:visited-style-name="Visited_20_Internet_20_Link">http://gamedolph.in/tutorials/setting-up-a-phaser-project/</text:a></text:p>
      <text:p text:style-name="P4">Y además utilizamos una plantilla que viene con Phaser: <text:a xlink:type="simple" xlink:href="https://github.com/photonstorm/phaser/tree/master/resources/Project%20Templates/Basic" text:style-name="Internet_20_link" text:visited-style-name="Visited_20_Internet_20_Link"><text:span text:style-name="T2">https://github.com/photonstorm/phaser/tree/master/resources/Project%20Templates/Basic</text:span></text:a></text:p>
      <text:p text:style-name="P3">Como editor de texto utilizamos Kate, porque viene preinstalado en KDE (Linux), es fácil de usar y tiene muchas funciones.</text:p>
      <text:p text:style-name="P3">Para probar el juego utilizamos Firefox, <text:span text:style-name="T4">la extensión Firebug y el menú "Inspeccionar elemento"</text:span></text:p>
      <text:p text:style-name="P5">Para realizar la fuente utilizamos la herramienta <text:a xlink:type="simple" xlink:href="http://www.myscriptfont.com/" text:style-name="Internet_20_link" text:visited-style-name="Visited_20_Internet_20_Link">www.myscriptfont.com</text:a> que te permite crear una fuente de computadora escaneando la forma en la que uno escribe a mano. Posteriormente convertimos la fuente generada en formato TTF a imagen y así poder utilizarla en el juego en <text:a xlink:type="simple" xlink:href="http://kvazars.com/littera/" text:style-name="Internet_20_link" text:visited-style-name="Visited_20_Internet_20_Link">http://kvazars.com/littera/</text:a> <text:s/></text:p>
      <text:p text:style-name="P6">Para maquetar la historia usamos mapas conceptuales, la herramienta que elegimos para realizarlos es CmapTools</text:p>
      <text:p text:style-name="P7">Para facilitar la programación usamos Git, que es un programa que maneja todos los cambios que le vamos haciendo al proyecto permitiendo volver a atras modificaciones realizadas en el proyecto, aprendi a usarlo usando este tutorial: <text:a xlink:type="simple" xlink:href="https://try.github.io/levels/1/challenges/1" text:style-name="Internet_20_link" text:visited-style-name="Visited_20_Internet_20_Link">https://try.github.io/levels/1/challenges/1</text:a></text:p>
      <text:p text:style-name="P7">Git es necesario para usar GitHub, que es una página en donde se pueden almacenar proyectos manejados con Git, crearles un sitio web, y además permite que todas las personas puedan ver el código fuente del proyecto. Usamos GitHub como servidor porque es gratis y permite que las personas vean el código</text:p>
      <text:p text:style-name="P8">Para crear la pagina seguí esta guía: <text:a xlink:type="simple" xlink:href="http://www.thinkful.com/learn/a-guide-to-using-github-pages/start/" text:style-name="Internet_20_link" text:visited-style-name="Visited_20_Internet_20_Link">http://www.thinkful.com/learn/a-guide-to-using-github-pages/start/</text:a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4M43S</meta:editing-duration>
    <meta:editing-cycles>31</meta:editing-cycles>
    <meta:generator>LibreOffice/4.3.1.2$Linux_X86_64 LibreOffice_project/430m0$Build-2</meta:generator>
    <dc:date>2014-10-08T13:06:20.544477697</dc:date>
    <meta:document-statistic meta:table-count="0" meta:image-count="0" meta:object-count="0" meta:page-count="2" meta:paragraph-count="36" meta:word-count="604" meta:character-count="4133" meta:non-whitespace-character-count="3570"/>
    <meta:user-defined meta:name="Info 1"/>
    <meta:user-defined meta:name="Info 2"/>
    <meta:user-defined meta:name="Info 3"/>
    <meta:user-defined meta:name="Info 4"/>
  </office:meta>
</office:document-meta>
</file>